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reTap.sendSyncToListenerAndTarget( MessageExchange source , MessageExchange dest , ExchangeTarget listener , String message , boolean cop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ireTap.sendToListenerAndTarget( MessageExchange source , MessageExchange dest , ExchangeTarget listener , String message , boolean cop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ireTap.setTarget( ExchangeTarge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ireTap.getOu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Tap.processSync( MessageExchange exchan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WireTap.getIn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Tap.setFaultListener( ExchangeTarget fault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Tap.getTar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Tap.isCopy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Tap.setInListener( ExchangeTarget in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Tap.getFaul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Tap.setCopyProperties( boolean copy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Tap.processAsync( MessageExchange exchan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WireTap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ireTap.setOutListener( ExchangeTarget out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reTap.copyExchangeProperties( MessageExchange exchange , String srcMessage , String dst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